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433in" svg:y="0.1764in">
            <draw:object draw:notify-on-update-of-ranges="Sheet1.A2:Sheet1.A18 Sheet1.B2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, V</text:p>
          </table:table-cell>
          <table:table-cell office:value-type="string" calcext:value-type="string">
            <text:p>I, mA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7.436" calcext:value-type="float">
            <text:p>7.436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3:39:10.218065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0:21:31.279189626</meta:creation-date>
    <dc:date>2025-11-07T13:40:15.661769220</dc:date>
    <meta:editing-duration>PT4M52S</meta:editing-duration>
    <meta:editing-cycles>2</meta:editing-cycles>
    <meta:generator>LibreOffice/25.2.7.2$Linux_X86_64 LibreOffice_project/520$Build-2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2cm" svg:y="4.157cm" style:legend-expansion="high" chart:style-name="ch2"/>
        <chart:plot-area chart:style-name="ch3" svg:x="2.276cm" svg:y="0.197cm" svg:width="11.703cm" svg:height="8.639cm">
          <chart:coordinate-region svg:x="2.434cm" svg:y="0.441cm" svg:width="11.442cm" svg:height="7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8" chart:class="chart:scatter">
            <chart:domain table:cell-range-address="Sheet1.A2:Sheet1.A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436">
                <text:p>7.436</text:p>
                <draw:g>
                  <svg:desc>Sheet1.A2:Sheet1.A18</svg:desc>
                </draw:g>
              </table:table-cell>
              <table:table-cell office:value-type="float" office:value="548">
                <text:p>548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">
                <text:p>3.5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